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8000002DFF44D6A66BD340D30.png" manifest:media-type="image/png"/>
  <manifest:file-entry manifest:full-path="Pictures/1003179C00006BA8000074584CEB10640D7F113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en" fo:country="US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23cm" svg:height="20.341cm" svg:x="1.254cm" svg:y="1cm">
          <draw:image xlink:href="Pictures/1003179C00006BA8000074584CEB10640D7F1134.svg" xlink:type="simple" xlink:show="embed" xlink:actuate="onLoad" loext:mime-type="image/svg+xml">
            <text:p/>
          </draw:image>
          <draw:image xlink:href="Pictures/10000201000002A8000002DFF44D6A66BD340D3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5:59:40.401960762</meta:creation-date>
    <dc:date>2023-03-30T16:00:32.066222445</dc:date>
    <meta:editing-duration>PT52S</meta:editing-duration>
    <meta:editing-cycles>1</meta:editing-cycles>
    <meta:document-statistic meta:object-count="1"/>
    <meta:generator>LibreOffice/6.4.7.2$Linux_X86_64 LibreOffice_project/40$Build-2</meta:generator>
  </office:meta>
</office:document-meta>
</file>